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9900" draw:fill-color="#00cc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  <style:text-properties fo:color="#ffffff" style:font-name="Bitstream Vera Sans Mono1"/>
    </style:style>
    <style:style style:name="P2" style:family="paragraph">
      <loext:graphic-properties draw:fill-color="#00cc00"/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0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37:55.962217998</dc:date>
    <meta:editing-duration>PT41M38S</meta:editing-duration>
    <meta:editing-cycles>6</meta:editing-cycles>
    <meta:generator>LibreOffice/5.1.6.2$Linux_X86_64 LibreOffice_project/10m0$Build-2</meta:generator>
    <meta:document-statistic meta:object-count="1"/>
  </office:meta>
</office:document-meta>
</file>